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officeooo:rsid="00002d8a" officeooo:paragraph-rsid="00002d8a" style:font-weight-asian="bold" style:font-weight-complex="bold"/>
    </style:style>
    <style:style style:name="P2" style:family="paragraph" style:parent-style-name="Standard">
      <style:text-properties fo:font-weight="bold" officeooo:rsid="00002d8a" officeooo:paragraph-rsid="00002d8a" style:font-weight-asian="bold" style:font-weight-complex="bold"/>
    </style:style>
    <style:style style:name="P3" style:family="paragraph" style:parent-style-name="Standard">
      <style:text-properties fo:font-weight="bold" officeooo:rsid="000042f3" officeooo:paragraph-rsid="000042f3" style:font-weight-asian="bold" style:font-weight-complex="bold"/>
    </style:style>
    <style:style style:name="P4" style:family="paragraph" style:parent-style-name="Standard">
      <style:text-properties fo:font-weight="bold" officeooo:rsid="00012fbb" officeooo:paragraph-rsid="00012fbb" style:font-weight-asian="bold" style:font-weight-complex="bold"/>
    </style:style>
    <style:style style:name="P5" style:family="paragraph" style:parent-style-name="Standard">
      <style:text-properties fo:font-weight="bold" officeooo:rsid="000225b1" officeooo:paragraph-rsid="000225b1" style:font-weight-asian="bold" style:font-weight-complex="bold"/>
    </style:style>
    <style:style style:name="P6" style:family="paragraph" style:parent-style-name="Standard">
      <style:text-properties fo:font-weight="bold" officeooo:rsid="0003e22b" officeooo:paragraph-rsid="0003e22b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042f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eycloak </text:p>
      <text:p text:style-name="P2"><text:span text:style-name="T1">1. run the keycloak cmd from the docker</text:span></text:p>
      <text:p text:style-name="P1"><text:bookmark text:name="1b2a"/><text:span text:style-name="T1">docker run -p 8080:8080 -e KEYCLOAK_USER=admin -e KEYCLOAK_PASSWORD=admin quay.io/keycloak/keycloak:15.0.0</text:span></text:p>
      <text:p text:style-name="P2"><text:span text:style-name="T1">2. create new realm</text:span></text:p>
      <text:p text:style-name="P2"><text:span text:style-name="T1">3. create new client and user</text:span></text:p>
      <text:p text:style-name="P2"><text:span text:style-name="T1">4. set password from the user</text:span></text:p>
      <text:p text:style-name="P2"><text:span text:style-name="T1">5. </text:span><text:span text:style-name="T2">for user set role-mapping (realm-management)</text:span></text:p>
      <text:p text:style-name="P3"><text:span text:style-name="T1">6.select all and add selected</text:span></text:p>
      <text:p text:style-name="P4"><text:span text:style-name="T1">7. create one json(to store keyclock details) file in react-project.</text:span></text:p>
      <text:p text:style-name="P5"><text:span text:style-name="T1">8. install keycloak lib(npm i keycloak-js)</text:span></text:p>
      <text:p text:style-name="P6"><text:span text:style-name="T1">9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2T16:42:29.597687389</meta:creation-date>
    <dc:date>2023-05-22T17:44:30.472590309</dc:date>
    <meta:editing-duration>PT39M38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62" meta:character-count="419" meta:non-whitespace-character-count="367"/>
  </office:meta>
</office:document-meta>
</file>